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b4f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b4f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b4f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b4f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b4f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b4f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b4f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b4f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b4f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b4f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b4f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b4f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b4f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b4f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b4f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b4f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b4f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abian Josè Parucho Hernán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1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13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liam  José Parucho Alcalá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54658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4:57.3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6" meta:non-whitespace-character-count="1007"/>
    <meta:template xlink:type="simple" xlink:actuate="onRequest" xlink:title="Normal" xlink:href=""/>
  </office:meta>
</office:document-meta>
</file>